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style:language-asian="bg" style:country-asian="BG"/>
    </style:style>
    <style:style style:name="P2" style:parent-style-name="Normal" style:family="paragraph">
      <style:paragraph-properties fo:margin-bottom="0in" fo:line-height="100%" fo:background-color="#FFFFFF"/>
    </style:style>
    <style:style style:name="T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7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8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0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1" style:parent-style-name="DefaultParagraphFont" style:family="text">
      <style:text-properties style:font-name="Open Sans" style:font-name-asian="Times New Roman" style:font-name-complex="Open Sans" fo:color="#009688" style:text-underline-type="single" style:text-underline-style="solid" style:text-underline-width="auto" style:text-underline-mode="continuous" style:language-asian="bg" style:country-asian="BG"/>
    </style:style>
    <style:style style:name="T1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3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16" style:parent-style-name="Normal" style:family="paragraph">
      <style:paragraph-properties fo:text-align="center"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style:letter-kerning="true" fo:font-size="24pt" style:font-size-asian="24pt" style:font-size-complex="24pt" style:language-asian="bg" style:country-asian="BG"/>
    </style:style>
    <style:style style:name="P17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18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19" style:parent-style-name="Normal" style:family="paragraph">
      <style:paragraph-properties fo:margin-bottom="0.0694in" fo:line-height="100%" fo:background-color="#FFFFFF"/>
    </style:style>
    <style:style style:name="T20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1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3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27" style:parent-style-name="Normal" style:family="paragraph">
      <style:paragraph-properties fo:margin-bottom="0.0694in" fo:line-height="100%" fo:background-color="#FFFFFF"/>
    </style:style>
    <style:style style:name="T28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30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3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3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37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38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style:language-asian="bg" style:country-asian="BG"/>
    </style:style>
    <style:style style:name="P39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40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41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42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43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44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45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46" style:parent-style-name="Normal" style:list-style-name="LFO1" style:family="paragraph">
      <style:paragraph-properties fo:margin-top="0.0694in" fo:margin-bottom="0.0694in" style:line-height-at-least="0.2916in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47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TableColumn49" style:family="table-column">
      <style:table-column-properties style:column-width="4.6458in"/>
    </style:style>
    <style:style style:name="Table48" style:family="table">
      <style:table-properties style:width="0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104in outset #000000" style:writing-mode="lr-tb" fo:padding-top="0in" fo:padding-left="0in" fo:padding-bottom="0in" fo:padding-right="0in"/>
    </style:style>
    <style:style style:name="P52" style:parent-style-name="Normal" style:family="paragraph">
      <style:paragraph-properties fo:text-align="center"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TableRow53" style:family="table-row">
      <style:table-row-properties/>
    </style:style>
    <style:style style:name="TableCell54" style:family="table-cell">
      <style:table-cell-properties fo:border="0.0104in outset #000000" style:writing-mode="lr-tb" fo:padding-top="0in" fo:padding-left="0in" fo:padding-bottom="0in" fo:padding-right="0in"/>
    </style:style>
    <style:style style:name="P5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5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5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58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59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60" style:parent-style-name="Normal" style:list-style-name="LFO2" style:family="paragraph">
      <style:paragraph-properties fo:margin-top="0.0694in" fo:margin-bottom="0.0694in" style:line-height-at-least="0.2916in" fo:background-color="#FFFFFF"/>
    </style:style>
    <style:style style:name="T6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6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6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6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6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66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67" style:parent-style-name="Normal" style:family="paragraph">
      <style:paragraph-properties fo:margin-bottom="0.0694in" fo:line-height="100%" fo:background-color="#FFFFFF"/>
    </style:style>
    <style:style style:name="T6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6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70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71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72" style:parent-style-name="Normal" style:list-style-name="LFO3" style:family="paragraph">
      <style:paragraph-properties fo:margin-top="0.0694in" fo:margin-bottom="0.0694in" style:line-height-at-least="0.2916in" fo:background-color="#FFFFFF"/>
    </style:style>
    <style:style style:name="T7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7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7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76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77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78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7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80" style:parent-style-name="Normal" style:list-style-name="LFO3" style:family="paragraph">
      <style:paragraph-properties fo:margin-top="0.0694in" fo:margin-bottom="0.0694in" style:line-height-at-least="0.2916in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81" style:parent-style-name="Normal" style:family="paragraph">
      <style:paragraph-properties fo:margin-bottom="0.0694in" fo:line-height="100%" fo:background-color="#FFFFFF"/>
    </style:style>
    <style:style style:name="T8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83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8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8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8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87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style:language-asian="bg" style:country-asian="BG"/>
    </style:style>
    <style:style style:name="P88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89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90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91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92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93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94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95" style:parent-style-name="Normal" style:list-style-name="LFO4" style:family="paragraph">
      <style:paragraph-properties fo:margin-top="0.0694in" fo:margin-bottom="0.0694in" style:line-height-at-least="0.2916in" fo:background-color="#FFFFFF"/>
    </style:style>
    <style:style style:name="T96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9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9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99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TableColumn101" style:family="table-column">
      <style:table-column-properties style:column-width="6.2888in"/>
    </style:style>
    <style:style style:name="Table100" style:family="table">
      <style:table-properties style:width="0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104in outset #000000" style:writing-mode="lr-tb" fo:padding-top="0in" fo:padding-left="0in" fo:padding-bottom="0in" fo:padding-right="0in"/>
    </style:style>
    <style:style style:name="P104" style:parent-style-name="Normal" style:family="paragraph">
      <style:paragraph-properties fo:text-align="center"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TableRow105" style:family="table-row">
      <style:table-row-properties/>
    </style:style>
    <style:style style:name="TableCell106" style:family="table-cell">
      <style:table-cell-properties fo:border="0.0104in outset #000000" style:writing-mode="lr-tb" fo:padding-top="0in" fo:padding-left="0in" fo:padding-bottom="0in" fo:padding-right="0in"/>
    </style:style>
    <style:style style:name="P10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10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10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110" style:parent-style-name="Normal" style:family="paragraph">
      <style:paragraph-properties fo:margin-bottom="0.0694in" fo:line-height="100%" fo:background-color="#FFFFFF"/>
    </style:style>
    <style:style style:name="T11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112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113" style:parent-style-name="Normal" style:list-style-name="LFO5" style:family="paragraph">
      <style:paragraph-properties fo:margin-top="0.0694in" fo:margin-bottom="0.0694in" style:line-height-at-least="0.2916in" fo:background-color="#FFFFFF"/>
    </style:style>
    <style:style style:name="T11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1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1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17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118" style:parent-style-name="Normal" style:family="paragraph">
      <style:paragraph-properties fo:margin-bottom="0.0694in" fo:line-height="100%" fo:background-color="#FFFFFF"/>
    </style:style>
    <style:style style:name="T119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20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121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122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123" style:parent-style-name="Normal" style:list-style-name="LFO6" style:family="paragraph">
      <style:paragraph-properties fo:margin-top="0.0694in" fo:margin-bottom="0.0694in" style:line-height-at-least="0.2916in" fo:background-color="#FFFFFF"/>
    </style:style>
    <style:style style:name="T12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2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126" style:parent-style-name="Normal" style:list-style-name="LFO7" style:family="paragraph">
      <style:paragraph-properties fo:margin-top="0.0694in" fo:margin-bottom="0.0694in" style:line-height-at-least="0.2916in" fo:background-color="#FFFFFF"/>
    </style:style>
    <style:style style:name="T127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28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29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30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31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3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33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3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3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3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3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3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139" style:parent-style-name="Normal" style:list-style-name="LFO7" style:family="paragraph">
      <style:paragraph-properties fo:margin-top="0.0694in" fo:margin-bottom="0.0694in" style:line-height-at-least="0.2916in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140" style:parent-style-name="Normal" style:family="paragraph">
      <style:paragraph-properties fo:margin-bottom="0.0694in" fo:line-height="100%" fo:background-color="#FFFFFF"/>
    </style:style>
    <style:style style:name="T141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4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43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4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4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46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4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148" style:parent-style-name="Normal" style:family="paragraph">
      <style:paragraph-properties fo:margin-bottom="0.0694in" fo:line-height="100%" fo:background-color="#FFFFFF"/>
    </style:style>
    <style:style style:name="T149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50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51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5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53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154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155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style:language-asian="bg" style:country-asian="BG"/>
    </style:style>
    <style:style style:name="P156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157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158" style:parent-style-name="Normal" style:list-style-name="LFO8" style:family="paragraph">
      <style:paragraph-properties fo:margin-top="0.0694in" fo:margin-bottom="0.0694in" style:line-height-at-least="0.2916in" fo:background-color="#FFFFFF"/>
    </style:style>
    <style:style style:name="T15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60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6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6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63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16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65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P166" style:parent-style-name="Normal" style:family="paragraph">
      <style:paragraph-properties fo:margin-bottom="0.0694in" fo:line-height="100%" fo:background-color="#FFFFFF"/>
    </style:style>
    <style:style style:name="T16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68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169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70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71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172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P173" style:parent-style-name="Normal" style:list-style-name="LFO9" style:family="paragraph">
      <style:paragraph-properties fo:margin-top="0.0694in" fo:margin-bottom="0.0694in" style:line-height-at-least="0.2916in" fo:background-color="#FFFFFF"/>
    </style:style>
    <style:style style:name="T17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7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7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77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78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17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80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181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8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8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8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185" style:parent-style-name="Normal" style:list-style-name="LFO9" style:family="paragraph">
      <style:paragraph-properties fo:margin-top="0.0694in" fo:margin-bottom="0.0694in" style:line-height-at-least="0.2916in" fo:background-color="#FFFFFF"/>
    </style:style>
    <style:style style:name="T18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87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8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89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90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91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19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19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94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19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9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197" style:parent-style-name="Normal" style:list-style-name="LFO9" style:family="paragraph">
      <style:paragraph-properties fo:margin-top="0.0694in" fo:margin-bottom="0.0694in" style:line-height-at-least="0.2916in" fo:background-color="#FFFFFF"/>
    </style:style>
    <style:style style:name="T19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19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00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0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0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0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0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05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206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07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20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0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10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211" style:parent-style-name="Normal" style:list-style-name="LFO9" style:family="paragraph">
      <style:paragraph-properties fo:margin-top="0.0694in" fo:margin-bottom="0.0694in" style:line-height-at-least="0.2916in" fo:background-color="#FFFFFF"/>
    </style:style>
    <style:style style:name="T21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13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14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21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16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21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1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219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style:language-asian="bg" style:country-asian="BG"/>
    </style:style>
    <style:style style:name="P220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221" style:parent-style-name="Normal" style:list-style-name="LFO10" style:family="paragraph">
      <style:paragraph-properties fo:margin-top="0.0694in" fo:margin-bottom="0.0694in" style:line-height-at-least="0.2916in" fo:background-color="#FFFFFF"/>
    </style:style>
    <style:style style:name="T22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23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2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2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2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27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228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29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230" style:parent-style-name="Normal" style:list-style-name="LFO10" style:family="paragraph">
      <style:paragraph-properties fo:margin-top="0.0694in" fo:margin-bottom="0.0694in" style:line-height-at-least="0.2916in" fo:background-color="#FFFFFF"/>
    </style:style>
    <style:style style:name="T23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3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3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3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3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3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237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333333" style:language-asian="bg" style:country-asian="BG"/>
    </style:style>
    <style:style style:name="T238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239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240" style:parent-style-name="Normal" style:family="paragraph">
      <style:paragraph-properties fo:margin-bottom="0.0694in" fo:line-height="100%" fo:background-color="#FFFFFF"/>
    </style:style>
    <style:style style:name="T24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ableColumn243" style:family="table-column">
      <style:table-column-properties style:column-width="6.125in"/>
    </style:style>
    <style:style style:name="Table242" style:family="table">
      <style:table-properties style:width="0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0.0104in outset #000000" style:writing-mode="lr-tb" fo:padding-top="0in" fo:padding-left="0in" fo:padding-bottom="0in" fo:padding-right="0in"/>
    </style:style>
    <style:style style:name="P246" style:parent-style-name="Normal" style:family="paragraph">
      <style:paragraph-properties fo:text-align="center"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TableRow247" style:family="table-row">
      <style:table-row-properties/>
    </style:style>
    <style:style style:name="TableCell248" style:family="table-cell">
      <style:table-cell-properties fo:border="0.0104in outset #000000" style:writing-mode="lr-tb" fo:padding-top="0in" fo:padding-left="0in" fo:padding-bottom="0in" fo:padding-right="0in"/>
    </style:style>
    <style:style style:name="P24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5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6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7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8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299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TableColumn301" style:family="table-column">
      <style:table-column-properties style:column-width="6.125in"/>
    </style:style>
    <style:style style:name="Table300" style:family="table">
      <style:table-properties style:width="0in" fo:margin-left="0in" table:align="left"/>
    </style:style>
    <style:style style:name="TableRow302" style:family="table-row">
      <style:table-row-properties/>
    </style:style>
    <style:style style:name="TableCell303" style:family="table-cell">
      <style:table-cell-properties fo:border="0.0104in outset #000000" style:writing-mode="lr-tb" fo:padding-top="0in" fo:padding-left="0in" fo:padding-bottom="0in" fo:padding-right="0in"/>
    </style:style>
    <style:style style:name="P304" style:parent-style-name="Normal" style:family="paragraph">
      <style:paragraph-properties fo:text-align="center"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TableRow305" style:family="table-row">
      <style:table-row-properties/>
    </style:style>
    <style:style style:name="TableCell306" style:family="table-cell">
      <style:table-cell-properties fo:border="0.0104in outset #000000" style:writing-mode="lr-tb" fo:padding-top="0in" fo:padding-left="0in" fo:padding-bottom="0in" fo:padding-right="0in"/>
    </style:style>
    <style:style style:name="P30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0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0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1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2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2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2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2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2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2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26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327" style:parent-style-name="Normal" style:family="paragraph">
      <style:paragraph-properties fo:margin-bottom="0.0694in" fo:line-height="100%" fo:background-color="#FFFFFF"/>
    </style:style>
    <style:style style:name="T32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329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330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style:language-asian="bg" style:country-asian="BG"/>
    </style:style>
    <style:style style:name="P331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332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333" style:parent-style-name="Normal" style:list-style-name="LFO11" style:family="paragraph">
      <style:paragraph-properties fo:margin-top="0.0694in" fo:margin-bottom="0.0694in" style:line-height-at-least="0.2916in" fo:background-color="#FFFFFF"/>
    </style:style>
    <style:style style:name="T33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3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336" style:parent-style-name="Normal" style:list-style-name="LFO11" style:family="paragraph">
      <style:paragraph-properties fo:margin-top="0.0694in" fo:margin-bottom="0.0694in" style:line-height-at-least="0.2916in" fo:background-color="#FFFFFF"/>
    </style:style>
    <style:style style:name="T337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3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339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340" style:parent-style-name="Normal" style:family="paragraph">
      <style:paragraph-properties fo:margin-bottom="0.0694in" fo:line-height="100%" fo:background-color="#FFFFFF"/>
    </style:style>
    <style:style style:name="T341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4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4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P344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style:language-asian="bg" style:country-asian="BG"/>
    </style:style>
    <style:style style:name="P345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346" style:parent-style-name="Normal" style:list-style-name="LFO12" style:family="paragraph">
      <style:paragraph-properties fo:margin-top="0.0694in" fo:margin-bottom="0.0694in" style:line-height-at-least="0.2916in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347" style:parent-style-name="Normal" style:list-style-name="LFO12" style:family="paragraph">
      <style:paragraph-properties fo:margin-top="0.0694in" fo:margin-bottom="0.0694in" style:line-height-at-least="0.2916in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348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349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350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P351" style:parent-style-name="Normal" style:list-style-name="LFO13" style:family="paragraph">
      <style:paragraph-properties fo:margin-top="0.0694in" fo:margin-bottom="0.0694in" style:line-height-at-least="0.2916in" fo:background-color="#FFFFFF"/>
    </style:style>
    <style:style style:name="T352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5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333333" style:language-asian="bg" style:country-asian="BG"/>
    </style:style>
    <style:style style:name="T354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T355" style:parent-style-name="DefaultParagraphFont" style:family="text">
      <style:text-properties style:font-name="Open Sans" style:font-name-asian="Times New Roman" style:font-name-complex="Open Sans" fo:color="#333333" style:language-asian="bg" style:country-asian="BG"/>
    </style:style>
    <style:style style:name="P356" style:parent-style-name="Normal" style:list-style-name="LFO13" style:family="paragraph">
      <style:paragraph-properties fo:margin-top="0.0694in" fo:margin-bottom="0.0694in" style:line-height-at-least="0.2916in" fo:background-color="#FFFFFF"/>
      <style:text-properties style:font-name="Open Sans" style:font-name-asian="Times New Roman" style:font-name-complex="Open Sans" fo:color="#333333" style:language-asian="bg" style:country-asian="BG"/>
    </style:style>
    <style:style style:name="P357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style:language-asian="bg" style:country-asian="BG"/>
    </style:style>
    <style:style style:name="TableColumn359" style:family="table-column">
      <style:table-column-properties style:column-width="3.3729in"/>
    </style:style>
    <style:style style:name="TableColumn360" style:family="table-column">
      <style:table-column-properties style:column-width="2.9159in"/>
    </style:style>
    <style:style style:name="Table358" style:family="table">
      <style:table-properties style:width="0in" fo:margin-left="0in" table:align="left"/>
    </style:style>
    <style:style style:name="TableRow361" style:family="table-row">
      <style:table-row-properties/>
    </style:style>
    <style:style style:name="TableCell362" style:family="table-cell">
      <style:table-cell-properties fo:border="0.0104in outset #000000" style:writing-mode="lr-tb" fo:padding-top="0in" fo:padding-left="0in" fo:padding-bottom="0in" fo:padding-right="0in"/>
    </style:style>
    <style:style style:name="P363" style:parent-style-name="Normal" style:family="paragraph">
      <style:paragraph-properties fo:text-align="center" fo:margin-bottom="0.0694in" fo:line-height="100%"/>
    </style:style>
    <style:style style:name="T364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bg" style:country-asian="BG"/>
    </style:style>
    <style:style style:name="TableCell365" style:family="table-cell">
      <style:table-cell-properties fo:border="0.0104in outset #000000" style:writing-mode="lr-tb" fo:padding-top="0in" fo:padding-left="0in" fo:padding-bottom="0in" fo:padding-right="0in"/>
    </style:style>
    <style:style style:name="P366" style:parent-style-name="Normal" style:family="paragraph">
      <style:paragraph-properties fo:text-align="center" fo:margin-bottom="0.0694in" fo:line-height="100%"/>
    </style:style>
    <style:style style:name="T367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bg" style:country-asian="BG"/>
    </style:style>
    <style:style style:name="TableRow368" style:family="table-row">
      <style:table-row-properties/>
    </style:style>
    <style:style style:name="TableCell369" style:family="table-cell">
      <style:table-cell-properties fo:border="0.0104in outset #000000" style:writing-mode="lr-tb" fo:padding-top="0in" fo:padding-left="0in" fo:padding-bottom="0in" fo:padding-right="0in"/>
    </style:style>
    <style:style style:name="P370" style:parent-style-name="Normal" style:family="paragraph">
      <style:paragraph-properties fo:margin-bottom="0.0694in" fo:line-height="100%"/>
    </style:style>
    <style:style style:name="T371" style:parent-style-name="DefaultParagraphFont" style:family="text"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T372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bg" style:country-asian="BG"/>
    </style:style>
    <style:style style:name="T373" style:parent-style-name="DefaultParagraphFont" style:family="text"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7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7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76" style:parent-style-name="Normal" style:family="paragraph">
      <style:paragraph-properties fo:margin-bottom="0.0694in" fo:line-height="100%"/>
    </style:style>
    <style:style style:name="P37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7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7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8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9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9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9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9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9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9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TableCell396" style:family="table-cell">
      <style:table-cell-properties fo:border="0.0104in outset #000000" style:writing-mode="lr-tb" fo:padding-top="0in" fo:padding-left="0in" fo:padding-bottom="0in" fo:padding-right="0in"/>
    </style:style>
    <style:style style:name="P39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9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39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8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09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0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1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2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3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4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5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6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7" style:parent-style-name="Normal" style:family="paragraph">
      <style:paragraph-properties fo:margin-bottom="0.0694in" fo:line-height="100%"/>
      <style:text-properties style:font-name="Times New Roman" style:font-name-asian="Times New Roman" fo:font-size="12pt" style:font-size-asian="12pt" style:font-size-complex="12pt" style:language-asian="bg" style:country-asian="BG"/>
    </style:style>
    <style:style style:name="P418" style:parent-style-name="Normal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style:language-asian="bg" style:country-asian="BG"/>
    </style:style>
  </office:automatic-styles>
  <office:body>
    <office:text text:use-soft-page-breaks="true">
      <text:p text:style-name="P1">Pharmacy</text:p>
      <text:p text:style-name="P2"><text:span text:style-name="T3">Avaliable from</text:span><text:span text:style-name="T4">: Sunday, 16 May 2021, 10:00</text:span><text:span text:style-name="T5"><text:line-break/></text:span><text:span text:style-name="T6">Due date</text:span><text:span text:style-name="T7">: Sunday, 16 May 2021, 14:00</text:span><text:span text:style-name="T8"><text:line-break/></text:span><text:span text:style-name="T9">Requested files</text:span><text:span text:style-name="T10">: Program.cs, Pharmacy.cs, Medicine.cs (</text:span><text:a xlink:href="https://it-kariera.mon.bg/e-learning/mod/vpl/views/downloadrequiredfiles.php?id=5988" office:target-frame-name="_top" xlink:show="replace"><text:span text:style-name="T11">Download</text:span></text:a><text:span text:style-name="T12">)</text:span><text:span text:style-name="T13"><text:line-break/></text:span><text:span text:style-name="T14">Type of work</text:span><text:span text:style-name="T15">: Individual work</text:span></text:p>
      <text:p text:style-name="P16">Аптека</text:p>
      <text:p text:style-name="P17">Общ преглед</text:p>
      <text:p text:style-name="P18">Във вашата фирма постъпва проект за създаване на приложение, обслужващо аптеки.</text:p>
      <text:p text:style-name="P19"><text:span text:style-name="T20">Вашият софтуер<text:s/></text:span><text:span text:style-name="T21">трябва да описва </text:span><text:span text:style-name="T22">лекарство</text:span><text:span text:style-name="T23"> (Medicine) и </text:span><text:span text:style-name="T24">аптека (</text:span><text:span text:style-name="T25">Pharmacy</text:span><text:span text:style-name="T26">).</text:span></text:p>
      <text:p text:style-name="P27"><text:span text:style-name="T28">Tрябва да реализирате функционалност, която да позволява добавяне на </text:span><text:span text:style-name="T29">лекарства</text:span><text:span text:style-name="T30"> и </text:span><text:span text:style-name="T31">аптеки</text:span><text:span text:style-name="T32">, а в последствие купуване, продаване и други операции с тези лекарства – всичко това ще работи чрез </text:span><text:span text:style-name="T33">команди</text:span><text:span text:style-name="T34">,<text:s/></text:span><text:span text:style-name="T35">които вие ще получавате. Поредицата от команди приключва с „</text:span><text:span text:style-name="T36">End</text:span><text:span text:style-name="T37">”. За ваше удобство ще получите готов Program.cs файл, а вие ще трябва да реализирате само необходимите класове в Medicine.cs и Pharmacy.cs</text:span></text:p>
      <text:p text:style-name="P38">Подзадача 1: Структура на Лекарство (Medicine) – 15 точки</text:p>
      <text:p text:style-name="P39">Medicine</text:p>
      <text:p text:style-name="P40">Всички лекарства имат име и цена:</text:p>
      <text:p text:style-name="P41">name – низ, съставен от малки и големи латински букви, без други специални знаци</text:p>
      <text:p text:style-name="P42">                Уникална стойност, която различава всички лекарства</text:p>
      <text:p text:style-name="P43">price – число с плаваща запетая</text:p>
      <text:p text:style-name="P44"> </text:p>
      <text:p text:style-name="P45">Реализирайте конструктор:</text:p>
      <text:list text:style-name="LFO1" text:continue-numbering="true">
        <text:list-item>
          <text:p text:style-name="P46">public Medicine(string name, double price)– този конструктор трябва да приема името и цената на лекарството</text:p>
        </text:list-item>
      </text:list>
      <text:p text:style-name="P47">За справка вижте следната схема за Medicine.cs: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Medicine.cs</text:p>
          </table:table-cell>
        </table:table-row>
        <table:table-row table:style-name="TableRow53">
          <table:table-cell table:style-name="TableCell54">
            <text:p text:style-name="P55">public Medicine(string name, double price){</text:p>
            <text:p text:style-name="P56">    //TODO: Добавете вашия код тук …</text:p>
            <text:p text:style-name="P57">}</text:p>
          </table:table-cell>
        </table:table-row>
      </table:table>
      <text:p text:style-name="P58">Команда за добавяне на лекарства</text:p>
      <text:p text:style-name="P59">Трябва да довършите следната команда за добавяне на лекарства:</text:p>
      <text:list text:style-name="LFO2" text:continue-numbering="true">
        <text:list-item>
          <text:p text:style-name="P60"><text:span text:style-name="T61">AddMedicine </text:span><text:span text:style-name="T62">&lt;</text:span><text:span text:style-name="T63">име</text:span><text:span text:style-name="T64">&gt; &lt;</text:span><text:span text:style-name="T65">цена</text:span><text:span text:style-name="T66">&gt; - тази команда има за цел да добави лекарство с неговоте име и цена. Командата е описана в Main метода.</text:span></text:p>
        </text:list-item>
      </text:list>
      <text:p text:style-name="P67"><text:span text:style-name="T68">За да сработи се нуждае от горе</text:span><text:span text:style-name="T69">посочения конструктор в класа Medicine!</text:span></text:p>
      <text:p text:style-name="P70">Команда за извеждане на информация</text:p>
      <text:p text:style-name="P71">Вашето приложение във всеки един момент може да получи заявка да отпечата информация за лекарство. Командата за това е следната:</text:p>
      <text:list text:style-name="LFO3" text:continue-numbering="true">
        <text:list-item>
          <text:p text:style-name="P72"><text:span text:style-name="T73">MedicineInfo </text:span><text:span text:style-name="T74">&lt;</text:span><text:span text:style-name="T75">име</text:span><text:span text:style-name="T76">&gt; - отпечатва информация за аптека<text:s/></text:span><text:span text:style-name="T77">във формат:</text:span><text:span text:style-name="T78"><text:line-break/></text:span><text:span text:style-name="T79">Medicine: &lt;име&gt; with price &lt;цена&gt;</text:span></text:p>
          <text:list text:continue-numbering="true">
            <text:list-item>
              <text:p text:style-name="P80">Цената, следва да бъде форматирана до втория знак след десетичния разделител</text:p>
            </text:list-item>
          </text:list>
        </text:list-item>
      </text:list>
      <text:p text:style-name="P81"><text:span text:style-name="T82">Тази команда ще получава винаги валидни и съществуващи имена на лекарства. За успешна реализация трябва да реализирате ваша версия<text:s/></text:span><text:span text:style-name="T83">на </text:span><text:span text:style-name="T84">ToString() </text:span><text:span text:style-name="T85">метода за класа </text:span><text:span text:style-name="T86">Medicine.</text:span></text:p>
      <text:p text:style-name="P87">Подзадача 2: Структура на Аптека (Pharmacy) – 15 точки</text:p>
      <text:p text:style-name="P88">Company</text:p>
      <text:p text:style-name="P89">Всяка аптека има: име и списък от лекарства, с които оперира</text:p>
      <text:p text:style-name="P90">name – низ, съставен от малки и големи латински букви, без други специални знаци.</text:p>
      <text:p text:style-name="P91">Уникална стойност, която различава всички аптеки</text:p>
      <text:p text:style-name="P92">List of Medicine – списък с обекти от клас Medicine</text:p>
      <text:p text:style-name="P93"> </text:p>
      <text:p text:style-name="P94">Трябва да реализирате конструктор:</text:p>
      <text:list text:style-name="LFO4" text:continue-numbering="true">
        <text:list-item>
          <text:p text:style-name="P95"><text:span text:style-name="T96">public Pharmacy(string name)– този конструктор трябва да приема само име, </text:span><text:span text:style-name="T97">но да създава валидно състояние в полето рефериращо<text:s/></text:span><text:span text:style-name="T98">към списък от лекарства</text:span></text:p>
        </text:list-item>
      </text:list>
      <text:p text:style-name="P99">За справка вижте следната схема за Pharmacy.cs:</text:p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Pharmacy.cs</text:p>
          </table:table-cell>
        </table:table-row>
        <table:table-row table:style-name="TableRow105">
          <table:table-cell table:style-name="TableCell106">
            <text:p text:style-name="P107">  public Pharmacy(string name)  {</text:p>
            <text:p text:style-name="P108">      //TODO: Добавете вашия код тук …</text:p>
            <text:p text:style-name="P109">  }</text:p>
          </table:table-cell>
        </table:table-row>
      </table:table>
      <text:p text:style-name="P110"><text:span text:style-name="T111">Погрижете се за валидните състояния на всички полета в класа!</text:span></text:p>
      <text:p text:style-name="P112">Команда за добавяне на компания</text:p>
      <text:list text:style-name="LFO5" text:continue-numbering="true">
        <text:list-item>
          <text:p text:style-name="P113"><text:span text:style-name="T114">CreatePharmacy </text:span><text:span text:style-name="T115">&lt;</text:span><text:span text:style-name="T116">име</text:span><text:span text:style-name="T117">&gt; - тази команда има за цел да добави новa аптека.</text:span></text:p>
        </text:list-item>
      </text:list>
      <text:p text:style-name="P118"><text:span text:style-name="T119">Командата е описана в Main метода. </text:span><text:span text:style-name="T120">За да сработи се нуждае от горепосочения конструктор в класа Pharmacy!</text:span></text:p>
      <text:p text:style-name="P121">Команда за извеждане на информация</text:p>
      <text:p text:style-name="P122">Вашето приложение във всеки един момент може<text:s/>да получи заявка да отпечата информация за аптека. Командата за това е следната:</text:p>
      <text:list text:style-name="LFO6" text:continue-numbering="true">
        <text:list-item>
          <text:p text:style-name="P123"><text:span text:style-name="T124">PharmacyInfo &lt;име&gt; - </text:span><text:span text:style-name="T125">отпечатва информация за аптека във формат:</text:span></text:p>
        </text:list-item>
      </text:list>
      <text:list text:style-name="LFO7" text:continue-numbering="true">
        <text:list-item>
          <text:p text:style-name="P126"><text:span text:style-name="T127">Когато има поне едно лекарство:</text:span><text:span text:style-name="T128"><text:line-break/></text:span><text:span text:style-name="T129">Pharmacy </text:span><text:span text:style-name="T130">&lt;име&gt;</text:span><text:span text:style-name="T131"> has </text:span><text:span text:style-name="T132">&lt;брой лекарства&gt;</text:span><text:span text:style-name="T133"> medicines and they are:</text:span><text:span text:style-name="T134"><text:line-break/></text:span><text:span text:style-name="T135">Medicine: &lt;име&gt; wi</text:span><text:span text:style-name="T136">th price &lt;цена&gt;</text:span><text:span text:style-name="T137"><text:line-break/></text:span><text:span text:style-name="T138">Medicine: &lt;име&gt; with price &lt;цена&gt;</text:span></text:p>
        </text:list-item>
        <text:list-item>
          <text:p text:style-name="P139">Когато няма лекарства:</text:p>
        </text:list-item>
      </text:list>
      <text:p text:style-name="P140"><text:span text:style-name="T141">Pharmacy </text:span><text:span text:style-name="T142">&lt;име&gt;</text:span><text:span text:style-name="T143"> has </text:span><text:span text:style-name="T144">0</text:span><text:span text:style-name="T145"> medicines and they are:</text:span><text:span text:style-name="T146"><text:line-break/></text:span><text:span text:style-name="T147">N/A</text:span></text:p>
      <text:p text:style-name="P148"><text:span text:style-name="T149">Тази команда ще получава винаги валидни и съществуващи имена на аптеки. За успешна реализация трябва да реализирате ваша версия на </text:span><text:span text:style-name="T150">ToString() </text:span><text:span text:style-name="T151">метода за класа </text:span><text:span text:style-name="T152">Pharmacy.</text:span><text:span text:style-name="T153"> Очаква се да заместите стойностите подадени в диамантени скоби с реални такива. За всяко лекарство използвайте ToString() метода от Medicine.cs!</text:span></text:p>
      <text:p text:style-name="P154"> </text:p>
      <text:p text:style-name="P155">Подзадача 3: Логика – 40 точки</text:p>
      <text:p text:style-name="P156">Kоманди</text:p>
      <text:p text:style-name="P157">Вашето приложение трябва да реализира следните команди:</text:p>
      <text:list text:style-name="LFO8" text:continue-numbering="true">
        <text:list-item>
          <text:p text:style-name="P158"><text:span text:style-name="T159">Order &lt;име на лекарство&gt; &lt;име на аптека&gt;</text:span><text:span text:style-name="T160"> - Тази команда </text:span><text:span text:style-name="T161">добавя</text:span><text:span text:style-name="T162"> даденото лекарство към списъка от лекарства в аптеката. </text:span><text:span text:style-name="T163">Командата използва методът </text:span><text:span text:style-name="T164">void Order(Medicine medicine) </text:span><text:span text:style-name="T165">от класа</text:span></text:p>
        </text:list-item>
      </text:list>
      <text:p text:style-name="P166"><text:span text:style-name="T167">Pharmacy</text:span><text:span text:style-name="T168">.cs. </text:span><text:span text:style-name="T169">Методът трябва да добавя в списъка<text:s/></text:span><text:span text:style-name="T170">с лекарства подаденото.</text:span><text:span text:style-name="T171"><text:line-break/></text:span><text:span text:style-name="T172"><text:line-break/></text:span></text:p>
      <text:list text:style-name="LFO9" text:continue-numbering="true">
        <text:list-item>
          <text:p text:style-name="P173"><text:span text:style-name="T174">Sell &lt;име на лекарство&gt; &lt;име на аптека&gt;</text:span><text:span text:style-name="T175"> - Тази команда </text:span><text:span text:style-name="T176">премахва</text:span><text:span text:style-name="T177"> дадено лекарство от списъка с лекарства на аптеката. </text:span><text:span text:style-name="T178">Командата използва метода </text:span><text:span text:style-name="T179">bool Sell(Medicine medicine) </text:span><text:span text:style-name="T180">от класа Pharmacy.cs. </text:span><text:span text:style-name="T181">Методът трябва да трие референцията<text:s/></text:span><text:span text:style-name="T182">на подаденото лекарство от списъка с лекарства. </text:span><text:span text:style-name="T183">Ако лекарството е успешно премахнато (тоест такова е имало в списъка), методът трябва да връща true като стойност, в обратен случай false.</text:span><text:span text:style-name="T184"><text:line-break/></text:span></text:p>
        </text:list-item>
        <text:list-item>
          <text:p text:style-name="P185"><text:span text:style-name="T186">CalculateTotalPrice &lt;име на аптека&gt;</text:span><text:span text:style-name="T187"> - Тази команда </text:span><text:span text:style-name="T188">сумира</text:span><text:span text:style-name="T189"> цените на<text:s/></text:span><text:span text:style-name="T190">всички лекарства от списъка с лекартства на аптеката. </text:span><text:span text:style-name="T191">Командата използва метода </text:span><text:span text:style-name="T192">double CalculateTotalPrice()</text:span><text:span text:style-name="T193"> </text:span><text:span text:style-name="T194">от класа Pharmacy.cs. </text:span><text:span text:style-name="T195">Методът следва да сумира всички цени на лекарствата в аптеката и да върне double стойност.</text:span><text:span text:style-name="T196"><text:line-break/></text:span></text:p>
        </text:list-item>
        <text:list-item>
          <text:p text:style-name="P197"><text:span text:style-name="T198">RenamePharmacy &lt;име на аптека&gt; &lt;н</text:span><text:span text:style-name="T199">ово име на аптека&gt;</text:span><text:span text:style-name="T200">- Тази команда </text:span><text:span text:style-name="T201">променя</text:span><text:span text:style-name="T202"> името на </text:span><text:span text:style-name="T203">аптеката</text:span><text:span text:style-name="T204">. </text:span><text:span text:style-name="T205">Командата използва метода </text:span><text:span text:style-name="T206">void RenamePharmacy(string newName)</text:span><text:span text:style-name="T207"> от класа Pharmacy.cs. </text:span><text:span text:style-name="T208">Методът следва да промени стойността в полето name, като разбира се се подчинява на правилата за валидация, опис</text:span><text:span text:style-name="T209">ани в по-долната секция.</text:span><text:span text:style-name="T210"><text:line-break/></text:span></text:p>
        </text:list-item>
        <text:list-item>
          <text:p text:style-name="P211"><text:span text:style-name="T212">SellAllMedicines &lt;име на аптека&gt;. </text:span><text:span text:style-name="T213">Тази има за цел да продаде всички лекарства от дадена аптека. Използва се метода void SellAllMedicines() </text:span><text:span text:style-name="T214">от класа Pharmacy.cs.</text:span><text:span text:style-name="T215"> Методът</text:span><text:span text:style-name="T216"> </text:span><text:span text:style-name="T217">следва да премахне всички лекарства от списъка.</text:span><text:span text:style-name="T218"><text:line-break/></text:span></text:p>
        </text:list-item>
      </text:list>
      <text:p text:style-name="P219">Подзадача 4:<text:s/>Бонус логика – 20 точки</text:p>
      <text:p text:style-name="P220">Трябва да реализирате още няколко команди:</text:p>
      <text:list text:style-name="LFO10" text:continue-numbering="true">
        <text:list-item>
          <text:p text:style-name="P221"><text:span text:style-name="T222">GetMedicineWithHighestPrice </text:span><text:span text:style-name="T223">&lt;</text:span><text:span text:style-name="T224">име на аптека</text:span><text:span text:style-name="T225">&gt; - Командата използва метода </text:span><text:span text:style-name="T226">Medicine GetMedicineWithHighestPrice() </text:span><text:span text:style-name="T227">от класа Pharmacy.cs. </text:span><text:span text:style-name="T228">Методът следва да обхожда всички лекарства от списъка с</text:span><text:span text:style-name="T229"><text:s/>лекарства на дадената аптека и да намери референция към това, което има най-висока цена. Няма да има лекарства с равни цени. Трябва да върнете стойност обект от тип Medicine.</text:span></text:p>
        </text:list-item>
        <text:list-item>
          <text:p text:style-name="P230"><text:span text:style-name="T231">GetMedicineWithLowestPrice </text:span><text:span text:style-name="T232">&lt;</text:span><text:span text:style-name="T233">име на аптека</text:span><text:span text:style-name="T234">&gt; - Командата използва метода </text:span><text:span text:style-name="T235">Medicine </text:span><text:span text:style-name="T236">GetMedicineWithLowestPrice() </text:span><text:span text:style-name="T237">от класа Pharmacy.cs. </text:span><text:span text:style-name="T238">Методът следва да обхожда всички лекарства от списъка с лекарства на дадената аптека и да намери референция към това, което има най-ниска цена. Няма да има лекарства с равни цени. Трябва да върнете стойнос</text:span><text:span text:style-name="T239">т обект от тип Medicine.</text:span></text:p>
        </text:list-item>
      </text:list>
      <text:p text:style-name="P240"><text:span text:style-name="T241">За безпроблемната работа на всички изброени команди от 3 и 4 подзадача трябва да реализирате Medicine.cs и Pharmacy.cs, по аналогичен начин на показаното по-долу:</text:span></text:p>
      <table:table table:style-name="Table242">
        <table:table-columns>
          <table:table-column table:style-name="TableColumn243"/>
        </table:table-columns>
        <table:table-row table:style-name="TableRow244">
          <table:table-cell table:style-name="TableCell245">
            <text:p text:style-name="P246">Pharmacy.cs</text:p>
          </table:table-cell>
        </table:table-row>
        <table:table-row table:style-name="TableRow247">
          <table:table-cell table:style-name="TableCell248">
            <text:p text:style-name="P249">public Pharmacy(string name)</text:p>
            <text:p text:style-name="P250">{</text:p>
            <text:p text:style-name="P251">    //TODO: Добавете<text:s/>вашия код тук …</text:p>
            <text:p text:style-name="P252">}</text:p>
            <text:p text:style-name="P253"> </text:p>
            <text:p text:style-name="P254">public string Name</text:p>
            <text:p text:style-name="P255">{</text:p>
            <text:p text:style-name="P256">    //TODO: Добавете вашия код тук …</text:p>
            <text:p text:style-name="P257">}</text:p>
            <text:p text:style-name="P258"> </text:p>
            <text:p text:style-name="P259">public void Order(Medicine medicine)</text:p>
            <text:p text:style-name="P260">{</text:p>
            <text:p text:style-name="P261">    //TODO: Добавете вашия код тук …</text:p>
            <text:p text:style-name="P262">}</text:p>
            <text:p text:style-name="P263"> </text:p>
            <text:p text:style-name="P264">public bool Sell(Medicine medicine)</text:p>
            <text:p text:style-name="P265">{</text:p>
            <text:p text:style-name="P266">    //TODO: Добавете вашия код тук …</text:p>
            <text:p text:style-name="P267">}</text:p>
            <text:p text:style-name="P268"> </text:p>
            <text:p text:style-name="P269">public double<text:s/>CalculateTotalPrice()</text:p>
            <text:p text:style-name="P270">{</text:p>
            <text:p text:style-name="P271">    //TODO: Добавете вашия код тук …</text:p>
            <text:p text:style-name="P272">}</text:p>
            <text:p text:style-name="P273"> </text:p>
            <text:p text:style-name="P274">public Medicine GetMedicineWithHighestPrice()</text:p>
            <text:p text:style-name="P275">{</text:p>
            <text:p text:style-name="P276">    //TODO: Добавете вашия код тук …</text:p>
            <text:p text:style-name="P277">}</text:p>
            <text:p text:style-name="P278"> </text:p>
            <text:p text:style-name="P279">public Medicine GetMedicineWithLowestPrice()</text:p>
            <text:p text:style-name="P280">{</text:p>
            <text:p text:style-name="P281">    //TODO: Добавете вашия код тук …</text:p>
            <text:p text:style-name="P282">}</text:p>
            <text:p text:style-name="P283"> </text:p>
            <text:p text:style-name="P284">public void<text:s/>RenamePharmacy(string newName)</text:p>
            <text:p text:style-name="P285">{</text:p>
            <text:p text:style-name="P286">    //TODO: Добавете вашия код тук …</text:p>
            <text:p text:style-name="P287">}</text:p>
            <text:p text:style-name="P288"> </text:p>
            <text:p text:style-name="P289">public void SellAllMedicines()</text:p>
            <text:p text:style-name="P290">{</text:p>
            <text:p text:style-name="P291">    //TODO: Добавете вашия код тук …</text:p>
            <text:p text:style-name="P292">}</text:p>
            <text:p text:style-name="P293"> </text:p>
            <text:p text:style-name="P294">public override string ToString()</text:p>
            <text:p text:style-name="P295">{</text:p>
            <text:p text:style-name="P296">    //TODO: Добавете вашия код тук …</text:p>
            <text:p text:style-name="P297">}</text:p>
            <text:p text:style-name="P298"> </text:p>
          </table:table-cell>
        </table:table-row>
      </table:table>
      <text:p text:style-name="P299"> </text:p>
      <table:table table:style-name="Table300">
        <table:table-columns>
          <table:table-column table:style-name="TableColumn301"/>
        </table:table-columns>
        <table:table-row table:style-name="TableRow302">
          <table:table-cell table:style-name="TableCell303">
            <text:p text:style-name="P304">Medicine.cs</text:p>
          </table:table-cell>
        </table:table-row>
        <table:table-row table:style-name="TableRow305">
          <table:table-cell table:style-name="TableCell306">
            <text:p text:style-name="P307">public<text:s/>Medicine(string name, double price)</text:p>
            <text:p text:style-name="P308">{</text:p>
            <text:p text:style-name="P309">     //TODO: Добавете вашия код тук …</text:p>
            <text:p text:style-name="P310">}</text:p>
            <text:p text:style-name="P311"> </text:p>
            <text:p text:style-name="P312">public string Name</text:p>
            <text:p text:style-name="P313">{</text:p>
            <text:p text:style-name="P314">     //TODO: Добавете вашия код тук …</text:p>
            <text:p text:style-name="P315">}</text:p>
            <text:p text:style-name="P316"> </text:p>
            <text:p text:style-name="P317">public double Price</text:p>
            <text:p text:style-name="P318">{</text:p>
            <text:p text:style-name="P319">     //TODO: Добавете вашия код тук …</text:p>
            <text:p text:style-name="P320">}</text:p>
            <text:p text:style-name="P321"> </text:p>
            <text:p text:style-name="P322">public override string ToString()</text:p>
            <text:p text:style-name="P323">{</text:p>
            <text:p text:style-name="P324">     //TODO:<text:s/>Добавете вашия код тук …</text:p>
            <text:p text:style-name="P325">}</text:p>
          </table:table-cell>
        </table:table-row>
      </table:table>
      <text:p text:style-name="P326"> </text:p>
      <text:p text:style-name="P327"><text:span text:style-name="T328">Забележка: </text:span><text:span text:style-name="T329">Освен горепосочените методи трябва да реализирате и необходимите свойства за всеки от класовете. Възможно е, да е удачно да реализирате допълнителни полета, свойства и методи, по ваша преценка.</text:span></text:p>
      <text:p text:style-name="P330">Подзадача 5: Валидация – 10 точки</text:p>
      <text:p text:style-name="P331">Освен всичко останало вие трябва да направите и валидация!</text:p>
      <text:p text:style-name="P332">Не допускайте създаването на:</text:p>
      <text:list text:style-name="LFO11" text:continue-numbering="true">
        <text:list-item>
          <text:p text:style-name="P333"><text:span text:style-name="T334">Лекарство с цена по-малка от 0, message =&gt; </text:span><text:span text:style-name="T335">"Invalid price"</text:span></text:p>
        </text:list-item>
        <text:list-item>
          <text:p text:style-name="P336"><text:span text:style-name="T337">Аптека с име, с дължина по-малка от 3 символа , message =&gt; </text:span><text:span text:style-name="T338">"Invalid name"</text:span></text:p>
        </text:list-item>
      </text:list>
      <text:p text:style-name="P339"> </text:p>
      <text:p text:style-name="P340"><text:span text:style-name="T341">При невалидни данни</text:span><text:span text:style-name="T342"><text:s/>хвърлете грешка от тип </text:span><text:span text:style-name="T343">ArgumentException(“message”)</text:span></text:p>
      <text:p text:style-name="P344">Вход / Изход</text:p>
      <text:p text:style-name="P345">Вход</text:p>
      <text:list text:style-name="LFO12" text:continue-numbering="true">
        <text:list-item>
          <text:p text:style-name="P346">Програмата ще получава множество редове с информация. Всеки ред представлява команда. Самият вход се обработва изцяло от примерния Program.cs.</text:p>
        </text:list-item>
        <text:list-item>
          <text:p text:style-name="P347">Всички команди приключват с въвеждането на<text:s/>End</text:p>
        </text:list-item>
      </text:list>
      <text:p text:style-name="P348">Изход</text:p>
      <text:p text:style-name="P349">За някои от командите не е нужно да извеждате нищо. За всички останали изпечатването ще ви бъде дадено в Program.cs, освен ToString() методите, които са оставени на вас.</text:p>
      <text:p text:style-name="P350">Ограничения</text:p>
      <text:list text:style-name="LFO13" text:continue-numbering="true">
        <text:list-item>
          <text:p text:style-name="P351"><text:span text:style-name="T352">Всички числа с плаваща запетая ще бъдат въвеждани с до </text:span><text:span text:style-name="T353">15 </text:span><text:span text:style-name="T354">знака</text:span><text:span text:style-name="T355"><text:s/>след запетаята.</text:span></text:p>
        </text:list-item>
        <text:list-item>
          <text:p text:style-name="P356">Имената няма да съдържат интервал</text:p>
        </text:list-item>
      </text:list>
      <text:p text:style-name="P357">Примери</text:p>
      <table:table table:style-name="Table358">
        <table:table-columns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<text:span text:style-name="T364">Вход</text:span></text:p>
          </table:table-cell>
          <table:table-cell table:style-name="TableCell365">
            <text:p text:style-name="P366"><text:span text:style-name="T367">Изход</text:span></text:p>
          </table:table-cell>
        </table:table-row>
        <table:table-row table:style-name="TableRow368">
          <table:table-cell table:style-name="TableCell369">
            <text:p text:style-name="P370"><text:span text:style-name="T371">AddMedicine Analgin 3</text:span><text:span text:style-name="T372">,</text:span><text:span text:style-name="T373">70</text:span></text:p>
            <text:p text:style-name="P374">MedicineInfo Analgin</text:p>
            <text:p text:style-name="P375">CreatePharmacy Pharmacy1</text:p>
            <text:p text:style-name="P376"><text:span text:style-name="Strong">PharmacyInfo Pharmacy1</text:span></text:p>
            <text:p text:style-name="P377">Order Paracetamol Pharmacy1</text:p>
            <text:p text:style-name="P378">PharmacyInfo Pharmacy1</text:p>
            <text:p text:style-name="P379">Sell Analgin Pharmacy1</text:p>
            <text:p text:style-name="P380">PharmacyInfo<text:s/>Pharmacy1</text:p>
            <text:p text:style-name="P381">AddMedicine Degan 8,70</text:p>
            <text:p text:style-name="P382">Order Analgin Pharmacy1</text:p>
            <text:p text:style-name="P383">Order Paracetamol Pharmacy1</text:p>
            <text:p text:style-name="P384">PharmacyInfo Pharmacy1</text:p>
            <text:p text:style-name="P385">GetMedicineWithHighestPrice Pharmacy1</text:p>
            <text:p text:style-name="P386">CalculateTotalPrice Pharmacy1</text:p>
            <text:p text:style-name="P387">SellAllMedicines Pharmacy1</text:p>
            <text:p text:style-name="P388">CalculateTotalPrice Pharmacy1</text:p>
            <text:p text:style-name="P389">PharmacyInfo Pharmacy1</text:p>
            <text:p text:style-name="P390">RenamePharmacy Pharmacy1 Pharmacy2</text:p>
            <text:p text:style-name="P391">Order Benalgin Pharmacy2</text:p>
            <text:p text:style-name="P392">Order NeoAngin Pharmacy2</text:p>
            <text:p text:style-name="P393">AddMedicine Mukusolvan -1000</text:p>
            <text:p text:style-name="P394">CreatePharmacy M</text:p>
            <text:p text:style-name="P395">End</text:p>
          </table:table-cell>
          <table:table-cell table:style-name="TableCell396">
            <text:p text:style-name="P397">Medicine: Analgin with price 3.70</text:p>
            <text:p text:style-name="P398">Pharmacy Pharmacy1 has 0 medicines and they are:</text:p>
            <text:p text:style-name="P399">N/A</text:p>
            <text:p text:style-name="P400">Could not order medicine</text:p>
            <text:p text:style-name="P401">Pharmacy<text:s/>Pharmacy1 has 0 medicines and they are:</text:p>
            <text:p text:style-name="P402">N/A</text:p>
            <text:p text:style-name="P403">Did not sell medicine Analgin</text:p>
            <text:p text:style-name="P404">Pharmacy Pharmacy1 has 0 medicines and they are:</text:p>
            <text:p text:style-name="P405">N/A</text:p>
            <text:p text:style-name="P406">Could not order medicine</text:p>
            <text:p text:style-name="P407">Pharmacy Pharmacy1 has 1 medicines and they are:</text:p>
            <text:p text:style-name="P408">Medicine: Analgin with price 3.70</text:p>
            <text:p text:style-name="P409">Medicine: Analgin with price 3.70</text:p>
            <text:p text:style-name="P410">3.7</text:p>
            <text:p text:style-name="P411">0</text:p>
            <text:p text:style-name="P412">Pharmacy Pharmacy1 has 0 medicines and they are:</text:p>
            <text:p text:style-name="P413">N/A</text:p>
            <text:p text:style-name="P414">Could not order medicine</text:p>
            <text:p text:style-name="P415">Could not order medicine</text:p>
            <text:p text:style-name="P416">Invalid price</text:p>
            <text:p text:style-name="P417">Invalid name</text:p>
          </table:table-cell>
        </table:table-row>
      </table:table>
      <text:p text:style-name="P418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Халил Доспатлийски</meta:initial-creator>
    <dc:creator>PC_HOME</dc:creator>
    <meta:creation-date>2021-05-16T06:59:00Z</meta:creation-date>
    <dc:date>2021-05-16T08:46:00Z</dc:date>
    <meta:template xlink:href="Normal" xlink:type="simple"/>
    <meta:editing-cycles>3</meta:editing-cycles>
    <meta:editing-duration>PT6240S</meta:editing-duration>
    <meta:document-statistic meta:page-count="1" meta:paragraph-count="19" meta:word-count="1454" meta:character-count="9723" meta:row-count="69" meta:non-whitespace-character-count="8288"/>
  </office:meta>
</office:document-meta>
</file>